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T1" style:family="text">
      <style:text-properties officeooo:rsid="003742c2"/>
    </style:style>
    <style:style style:name="T2" style:family="text">
      <style:text-properties officeooo:rsid="003da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<text:span text:style-name="T2">Programowanie summarizera</text:span>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7T19:07:23.723153624</dc:date>
    <meta:editing-duration>PT17H43M</meta:editing-duration>
    <meta:editing-cycles>28</meta:editing-cycles>
    <meta:document-statistic meta:table-count="0" meta:image-count="0" meta:object-count="0" meta:page-count="1" meta:paragraph-count="7" meta:word-count="19" meta:character-count="143" meta:non-whitespace-character-count="121"/>
  </office:meta>
</office:document-meta>
</file>